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2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STATISTICS_PERCENT_0-2_Algorithms_list_sorting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znia1_KNN_3_distanceAlgorithm_STATISTICS_PERCENT_0-2_Algorithms_list_sorting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0:36:19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